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0a2" officeooo:paragraph-rsid="001d30a2"/>
    </style:style>
    <style:style style:name="P2" style:family="paragraph" style:parent-style-name="Standard">
      <style:paragraph-properties fo:text-align="center" style:justify-single-word="false"/>
      <style:text-properties officeooo:rsid="001d30a2" officeooo:paragraph-rsid="001d30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ME</text:p>
      <text:p text:style-name="P1"/>
      <text:p text:style-name="P1">1. Code has been explained in the comments</text:p>
      <text:p text:style-name="P1">2. Took help from some websites <text:a xlink:type="simple" xlink:href="https://webglfundamentals.org/webgl/lessons/webgl-3d-geometry-lathe.html" text:style-name="Internet_20_link" text:visited-style-name="Visited_20_Internet_20_Link">https://webglfundamentals.org/webgl/lessons/webgl-3d-geometry-lathe.html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23:51:46.757026875</meta:creation-date>
    <dc:date>2022-11-26T23:54:16.110415660</dc:date>
    <meta:editing-duration>PT2M30S</meta:editing-duration>
    <meta:editing-cycles>1</meta:editing-cycles>
    <meta:document-statistic meta:table-count="0" meta:image-count="0" meta:object-count="0" meta:page-count="1" meta:paragraph-count="3" meta:word-count="16" meta:character-count="152" meta:non-whitespace-character-count="139"/>
    <meta:generator>LibreOffice/7.3.7.2$Linux_X86_64 LibreOffice_project/30$Build-2</meta:generator>
  </office:meta>
</office:document-meta>
</file>